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5.0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5.5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0.7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9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.6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9cm" fo:min-width="6.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solid" svg:stroke-color="#ff0000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solid" svg:stroke-color="#0000ff" draw:marker-end="Arrow" draw:marker-end-width="0.3cm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family="'Liberation Sans'" style:font-style-name="Regular" style:font-family-generic="swiss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9.97cm" svg:height="3.972cm" svg:x="8.117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9.969cm" svg:height="3.972cm" svg:x="8.073cm" svg:y="15.2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8.147cm" svg:height="5.548cm" draw:transform="skewX (-0.000523598775598298) rotate (-0.0157079632679482) translate (9.054cm 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9.109cm" svg:height="1.4cm" svg:x="8.891cm" svg:y="2.4cm">
          <draw:text-box>
            <text:p text:style-name="P2"><text:span text:style-name="T1">Thermal Reservoir</text:span></text:p>
          </draw:text-box>
        </draw:frame>
        <draw:frame draw:style-name="gr5" draw:text-style-name="P5" draw:layer="layout" svg:width="8.279cm" svg:height="2.301cm" svg:x="9.963cm" svg:y="16.608cm">
          <draw:text-box>
            <text:p text:style-name="P4"><text:span text:style-name="T1">Cold Reservoir</text:span></text:p>
            <text:p text:style-name="P2"><text:span text:style-name="T1">(2)</text:span></text:p>
          </draw:text-box>
        </draw:frame>
        <draw:frame draw:style-name="gr6" draw:text-style-name="P6" draw:layer="layout" svg:width="1.382cm" svg:height="1.289cm" svg:x="13.018cm" svg:y="13.2cm">
          <draw:text-box>
            <text:p><text:span text:style-name="T2">δ</text:span><text:span text:style-name="T3">Q</text:span></text:p>
          </draw:text-box>
        </draw:frame>
        <draw:frame draw:style-name="gr7" draw:text-style-name="P6" draw:layer="layout" svg:width="1.535cm" svg:height="1.218cm" svg:x="13.065cm" svg:y="5.2cm">
          <draw:text-box>
            <text:p><text:span text:style-name="T2">δ</text:span><text:span text:style-name="T3">Q'</text:span></text:p>
          </draw:text-box>
        </draw:frame>
        <draw:frame draw:style-name="gr8" draw:text-style-name="P6" draw:layer="layout" svg:width="1.488cm" svg:height="1.118cm" svg:x="24.112cm" svg:y="16.8cm">
          <draw:text-box>
            <text:p><text:span text:style-name="T2">δ</text:span><text:span text:style-name="T3">W</text:span></text:p>
          </draw:text-box>
        </draw:frame>
        <draw:frame draw:style-name="gr9" draw:text-style-name="P3" draw:layer="layout" svg:width="5.74cm" svg:height="3.326cm" svg:x="10.6cm" svg:y="8.474cm">
          <draw:text-box>
            <text:p text:style-name="P1"><text:span text:style-name="T1">Reversible <text:s/>Cyclic Engine (1)</text:span></text:p>
          </draw:text-box>
        </draw:frame>
        <draw:line draw:style-name="gr10" draw:text-style-name="P1" draw:layer="layout" svg:x1="6.6cm" svg:y1="6.2cm" svg:x2="6.4cm" svg:y2="19.75cm">
          <text:p/>
        </draw:line>
        <draw:line draw:style-name="gr10" draw:text-style-name="P1" draw:layer="layout" svg:x1="6.6cm" svg:y1="6.2cm" svg:x2="19.85cm" svg:y2="6.2cm">
          <text:p/>
        </draw:line>
        <draw:line draw:style-name="gr10" draw:text-style-name="P1" draw:layer="layout" svg:x1="6.35cm" svg:y1="19.75cm" svg:x2="19.65cm" svg:y2="19.75cm">
          <text:p/>
        </draw:line>
        <draw:line draw:style-name="gr10" draw:text-style-name="P1" draw:layer="layout" svg:x1="19.85cm" svg:y1="6.15cm" svg:x2="19.65cm" svg:y2="19.7cm">
          <text:p/>
        </draw:line>
        <draw:frame draw:style-name="gr8" draw:text-style-name="P6" draw:layer="layout" svg:width="1.641cm" svg:height="1.118cm" svg:x="23.159cm" svg:y="9.482cm">
          <draw:text-box>
            <text:p><text:span text:style-name="T2">δ</text:span><text:span text:style-name="T3">W'</text:span></text:p>
          </draw:text-box>
        </draw:frame>
        <draw:connector draw:style-name="gr11" draw:text-style-name="P1" draw:layer="layout" draw:type="line" svg:x1="13.102cm" svg:y1="4.972cm" svg:x2="13.133cm" svg:y2="7.271cm" draw:start-shape="id1" draw:start-glue-point="2" draw:end-shape="id2" draw:end-glue-point="4" svg:d="m13102 4972 31 2299">
          <text:p/>
        </draw:connector>
        <draw:connector draw:style-name="gr11" draw:text-style-name="P1" draw:layer="layout" draw:type="line" svg:x1="13.047cm" svg:y1="12.82cm" svg:x2="13.057cm" svg:y2="15.228cm" draw:start-shape="id2" draw:start-glue-point="8" draw:end-shape="id3" draw:end-glue-point="0" svg:d="m13047 12820 10 2408">
          <text:p/>
        </draw:connector>
        <draw:connector draw:style-name="gr12" draw:text-style-name="P1" draw:layer="layout" draw:type="line" svg:x1="17.163cm" svg:y1="10.109cm" svg:x2="23.142cm" svg:y2="10.054cm" draw:start-shape="id2" draw:start-glue-point="10" svg:d="m17163 10109 5979-55">
          <text:p/>
        </draw:connector>
        <draw:connector draw:style-name="gr12" draw:text-style-name="P1" draw:layer="layout" draw:type="line" svg:x1="18.114cm" svg:y1="17.364cm" svg:x2="24.093cm" svg:y2="17.309cm" svg:d="m18114 17364 5979-55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.1cm" svg:stroke-color="#000000" draw:marker-start-width="0.35cm" draw:marker-start-center="false" draw:marker-end-width="0.35cm" draw:marker-end-center="false" draw:fill="solid" draw:fill-color="#ffffff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2-12-23T20:47:55</meta:creation-date>
    <dc:date>2012-12-24T01:00:08</dc:date>
    <dc:creator>Jeff Gomes</dc:creator>
    <meta:editing-duration>PT8M10S</meta:editing-duration>
    <meta:editing-cycles>2</meta:editing-cycles>
    <meta:generator>LibreOffice/3.5$Linux_X86_64 LibreOffice_project/350m1$Build-2</meta:generator>
    <meta:document-statistic meta:object-count="41"/>
  </office:meta>
</office:document-meta>
</file>